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 style:data-style-name="N0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fo:language="ru" fo:country="RU"/>
    </style:style>
    <style:style style:name="P2" style:family="paragraph" style:parent-style-name="Table_20_Contents">
      <style:text-properties fo:language="ru" fo:country="RU" fo:font-style="italic" style:font-style-asian="italic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fo:language="ru" fo:country="RU"/>
    </style:style>
    <style:style style:name="P4" style:family="paragraph" style:parent-style-name="Table_20_Contents">
      <style:text-properties fo:language="en" fo:country="US" fo:font-weight="bold" style:font-weight-asian="bold" style:font-weight-complex="bold"/>
    </style:style>
    <style:style style:name="P5" style:family="paragraph" style:parent-style-name="Standard">
      <style:text-properties fo:language="ru" fo:country="RU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8" style:family="paragraph" style:parent-style-name="Standard">
      <style:text-properties fo:language="ru" fo:country="RU"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center" style:justify-single-word="false" fo:break-before="page"/>
      <style:text-properties fo:language="ru" fo:country="RU"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 fo:break-before="page"/>
      <style:text-properties fo:language="ru" fo:country="RU" fo:font-weight="bold" style:font-weight-asian="bold" style:font-weight-complex="bold"/>
    </style:style>
    <style:style style:name="P12" style:family="paragraph" style:parent-style-name="Standard">
      <style:text-properties fo:language="en" fo:country="US" fo:font-weight="bold" style:font-weight-asian="bold" style:font-weight-complex="bold"/>
    </style:style>
    <style:style style:name="T1" style:family="text">
      <style:text-properties fo:language="en" fo:country="US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InputStreetHere" text:name="street"/>
        <text:user-field-decl office:value-type="string" office:string-value="InputCityHere" text:name="city"/>
        <text:user-field-decl office:value-type="string" office:string-value="InputHouseHere" text:name="house"/>
        <text:user-field-decl office:value-type="string" office:string-value="334978" text:name="SquareAnalysed"/>
        <text:user-field-decl office:value-type="string" office:string-value="2" text:name="CountPointOfView"/>
        <text:user-field-decl office:value-type="string" office:string-value="8.0" text:name="Porosity"/>
        <text:user-field-decl office:value-type="string" office:string-value="548" text:name="CountPore"/>
        <text:user-field-decl office:value-type="string" office:string-value="2.0" text:name="MinSize"/>
        <text:user-field-decl office:value-type="string" office:string-value="26.3" text:name="MaxSize"/>
        <text:user-field-decl office:value-type="string" office:string-value="6.5" text:name="AverSize"/>
        <text:user-field-decl office:value-type="string" office:string-value="4.5" text:name="SKOSize"/>
        <text:user-field-decl office:value-type="string" office:string-value="329.8" text:name="MaxRange"/>
        <text:user-field-decl office:value-type="string" office:string-value="3.1" text:name="MinRange"/>
        <text:user-field-decl office:value-type="string" office:string-value="31.2" text:name="AverRange"/>
      </text:user-field-decls>
      <text:p text:style-name="P12">New document insertet</text:p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float" office:value="1">
            <text:p text:style-name="Table_20_Contents">1</text:p>
          </table:table-cell>
          <table:table-cell table:style-name="Таблица1.B1" office:value-type="float" office:value="2">
            <text:p text:style-name="Table_20_Contents">2</text:p>
          </table:table-cell>
        </table:table-row>
        <table:table-row>
          <table:table-cell table:style-name="Таблица1.A2" office:value-type="float" office:value="3">
            <text:p text:style-name="Table_20_Contents">3</text:p>
          </table:table-cell>
          <table:table-cell table:style-name="Таблица1.B2" office:value-type="float" office:value="4">
            <text:p text:style-name="Table_20_Contents">4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23M57S</meta:editing-duration>
    <meta:editing-cycles>37</meta:editing-cycles>
    <meta:generator>OpenOffice/4.1.1$Win32 OpenOffice.org_project/411m6$Build-9775</meta:generator>
    <dc:date>2014-10-13T17:27:22.65</dc:date>
    <dc:creator>Name Surname</dc:creator>
    <meta:document-statistic meta:table-count="1" meta:image-count="0" meta:object-count="0" meta:page-count="1" meta:paragraph-count="5" meta:word-count="7" meta:character-count="25"/>
    <meta:user-defined meta:name="Info 1"/>
    <meta:user-defined meta:name="Info 2"/>
    <meta:user-defined meta:name="Info 3"/>
    <meta:user-defined meta:name="Info 4"/>
  </office:meta>
</office:document-meta>
</file>